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 fo:break-before="page"/>
      <style:text-properties fo:font-size="18pt" fo:language="es" fo:country="ES" style:font-size-asian="18pt" style:font-size-complex="18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language="es" fo:country="ES"/>
    </style:style>
    <style:style style:name="P5" style:family="paragraph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es" fo:country="ES" fo:font-weight="bold" fo:background-color="#e6ecf9" style:font-weight-asian="bold" style:font-weight-complex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media Class Outline</text:p>
      <text:p text:style-name="Standard"/>
      <text:p text:style-name="Standard">Class Longitud = 10 meses …... 10 meses * 4 semanas/mesa * 5 horas/semana = 200 horas</text:p>
      <text:p text:style-name="Standard"/>
      <text:list xml:id="list1787152723" text:style-name="L1">
        <text:list-item>
          <text:p text:style-name="P3"><text:span text:style-name="T1">Unit One – Photos</text:span> (15hrs)<text:line-break/>Tools: Gimp, Photoshop?, Picasa?</text:p>
          <text:list>
            <text:list-item>
              <text:p text:style-name="P3">Cropping/Re-sizing</text:p>
            </text:list-item>
            <text:list-item>
              <text:p text:style-name="P3">Red-Eye</text:p>
            </text:list-item>
            <text:list-item>
              <text:p text:style-name="P3">Image Contrast</text:p>
            </text:list-item>
          </text:list>
        </text:list-item>
        <text:list-item>
          <text:p text:style-name="P3"><text:span text:style-name="T1">Unit Two – Graphics</text:span> (15hrs)<text:line-break/>Tools: Inkscape, Illustrator?, Dia?, Open Office Draw?</text:p>
          <text:list>
            <text:list-item>
              <text:p text:style-name="P3">Fancy Text</text:p>
            </text:list-item>
            <text:list-item>
              <text:p text:style-name="P3">Basic Animation?</text:p>
            </text:list-item>
            <text:list-item>
              <text:p text:style-name="P3">Large Format (Banners, Posters)</text:p>
            </text:list-item>
          </text:list>
        </text:list-item>
        <text:list-item>
          <text:p text:style-name="P3"><text:span text:style-name="T1">Unit Three – Audio</text:span> (20hrs)<text:line-break/>Tools: Audacity</text:p>
          <text:list>
            <text:list-item>
              <text:p text:style-name="P3">Introduction to Audio Storage</text:p>
              <text:list>
                <text:list-item>
                  <text:p text:style-name="P3">Codec/Container Overview</text:p>
                </text:list-item>
              </text:list>
            </text:list-item>
            <text:list-item>
              <text:p text:style-name="P3">Wave properties</text:p>
            </text:list-item>
            <text:list-item>
              <text:p text:style-name="P3">Cutting</text:p>
            </text:list-item>
            <text:list-item>
              <text:p text:style-name="P3">Filtering</text:p>
            </text:list-item>
          </text:list>
        </text:list-item>
        <text:list-item>
          <text:p text:style-name="P3"><text:span text:style-name="T1">Unit Four – Video</text:span> (40hrs)<text:line-break/>Tools: FFMpeg (GUI?), Avidemux, DVDStyler (or equalivent), PiTiVi/Kino/Primere/MovieMaker</text:p>
          <text:list>
            <text:list-item>
              <text:p text:style-name="P3">Introduction to Video Storage</text:p>
              <text:list>
                <text:list-item>
                  <text:p text:style-name="P3">Codec/Container Overview</text:p>
                </text:list-item>
                <text:list-item>
                  <text:p text:style-name="P3">Typical Formats (NTSC/PAL/DV)</text:p>
                </text:list-item>
              </text:list>
            </text:list-item>
            <text:list-item>
              <text:p text:style-name="P3">Compression</text:p>
            </text:list-item>
            <text:list-item>
              <text:p text:style-name="P3">Cutting</text:p>
            </text:list-item>
            <text:list-item>
              <text:p text:style-name="P3">Multi-Track Editing</text:p>
            </text:list-item>
            <text:list-item>
              <text:p text:style-name="P3">DVD Creation</text:p>
            </text:list-item>
            <text:list-item>
              <text:p text:style-name="P3">YouTube Creation</text:p>
            </text:list-item>
          </text:list>
        </text:list-item>
        <text:list-item>
          <text:p text:style-name="P3"><text:span text:style-name="T1">Unit Five – Web Pages</text:span> (60hrs)<text:line-break/>Tools: Kompozer, Dreamweaver/Other Adobe?</text:p>
          <text:list>
            <text:list-item>
              <text:p text:style-name="P3">Architecture Overview</text:p>
              <text:list>
                <text:list-item>
                  <text:p text:style-name="P3">Servers</text:p>
                </text:list-item>
                <text:list-item>
                  <text:p text:style-name="P3">Structured Documents</text:p>
                </text:list-item>
              </text:list>
            </text:list-item>
            <text:list-item>
              <text:p text:style-name="P3">Basic Page: pictures/links</text:p>
            </text:list-item>
            <text:list-item>
              <text:p text:style-name="P3">Basic HTML</text:p>
            </text:list-item>
          </text:list>
        </text:list-item>
        <text:list-item>
          <text:p text:style-name="P3"><text:span text:style-name="T1">Unit Six – Advanced Web</text:span> (50hrs)<text:line-break/>Tools: Bluefish, ?</text:p>
          <text:list>
            <text:list-item>
              <text:p text:style-name="P3">Basic Javascript</text:p>
            </text:list-item>
            <text:list-item>
              <text:p text:style-name="P3">Basic PHP/Python</text:p>
            </text:list-item>
            <text:list-item>
              <text:p text:style-name="P3">Security</text:p>
            </text:list-item>
          </text:list>
        </text:list-item>
      </text:list>
      <text:p text:style-name="Standard"/>
      <text:p text:style-name="P2"><text:bookmark text:name="result_box6"/>Multimedia esquema de clase</text:p>
      <text:p text:style-name="Standard"/>
      <text:p text:style-name="Standard">Class Longitud = 10 meses ….. 10 meses * 4 semanas/mesa * 5 horas/semana = 200 horas</text:p>
      <text:p text:style-name="Standard"/>
      <text:list xml:id="list1504415065" text:continue-numbering="true" text:style-name="L1">
        <text:list-item>
          <text:p text:style-name="P3"><text:span text:style-name="T1">Tema Uno – Fotos</text:span> (15hrs)<text:line-break/>Herramientas: Gimp, Photoshop?, Picasa?</text:p>
          <text:list>
            <text:list-item>
              <text:p text:style-name="P4"><text:bookmark text:name="result_box"/>Recorte / Cambiar el tamaño de</text:p>
            </text:list-item>
            <text:list-item>
              <text:p text:style-name="P4">De ojos rojos</text:p>
            </text:list-item>
            <text:list-item>
              <text:p text:style-name="P4">De contraste de imagen</text:p>
            </text:list-item>
          </text:list>
        </text:list-item>
        <text:list-item>
          <text:p text:style-name="P3"><text:span text:style-name="T1">Tema Dos – G</text:span><text:span text:style-name="T4">ráficos</text:span> (15hrs)<text:line-break/>Herramientas: Inkscape, Illustrator?, Dia?, Open Office Draw?</text:p>
          <text:list>
            <text:list-item>
              <text:p text:style-name="P4"><text:bookmark text:name="result_box1"/>Texto de lujo</text:p>
            </text:list-item>
            <text:list-item>
              <text:p text:style-name="P4">Animación básica?</text:p>
            </text:list-item>
            <text:list-item>
              <text:p text:style-name="P4">En gran formato (banners, pósters)</text:p>
            </text:list-item>
          </text:list>
        </text:list-item>
        <text:list-item>
          <text:p text:style-name="P3"><text:span text:style-name="T1">Tema Tres – Audio</text:span> (20hrs)<text:line-break/>Herramientas: Audacity</text:p>
          <text:list>
            <text:list-item>
              <text:p text:style-name="P4"><text:bookmark text:name="result_box2"/>Introducción al almacenamiento de audio</text:p>
              <text:list>
                <text:list-item>
                  <text:p text:style-name="P4">Codec / contenedor general</text:p>
                </text:list-item>
              </text:list>
            </text:list-item>
            <text:list-item>
              <text:p text:style-name="P4">Ola propiedades</text:p>
            </text:list-item>
            <text:list-item>
              <text:p text:style-name="P4">De corte</text:p>
            </text:list-item>
            <text:list-item>
              <text:p text:style-name="P4">Filtrado</text:p>
            </text:list-item>
          </text:list>
        </text:list-item>
        <text:list-item>
          <text:p text:style-name="P3"><text:span text:style-name="T1">Tema Cuatro – Video</text:span> (40hrs)<text:line-break/>Herramientas: FFMpeg (GUI?), Avidemux, DVDStyler (or equalivent), PiTiVi/Kino/Primere/MovieMaker</text:p>
          <text:list>
            <text:list-item>
              <text:p text:style-name="P4"><text:bookmark text:name="result_box3"/>Introducción al almacenamiento de vídeo</text:p>
              <text:list>
                <text:list-item>
                  <text:p text:style-name="P4">Codec / contenedor general</text:p>
                </text:list-item>
                <text:list-item>
                  <text:p text:style-name="P4">Formatos Típica (NTSC / PAL / DV)</text:p>
                </text:list-item>
              </text:list>
            </text:list-item>
            <text:list-item>
              <text:p text:style-name="P4">Compresión</text:p>
            </text:list-item>
            <text:list-item>
              <text:p text:style-name="P4">De corte</text:p>
            </text:list-item>
            <text:list-item>
              <text:p text:style-name="P4">Edición multipista</text:p>
            </text:list-item>
            <text:list-item>
              <text:p text:style-name="P4">Creación de DVD</text:p>
            </text:list-item>
            <text:list-item>
              <text:p text:style-name="P4">Creación de YouTube</text:p>
            </text:list-item>
          </text:list>
        </text:list-item>
        <text:list-item>
          <text:p text:style-name="P3"><text:span text:style-name="T1">Tema Cinco – P</text:span><text:span text:style-name="T4">áginas de Web</text:span> (60hrs)<text:line-break/>Herramientas: Kompozer, Dreamweaver/Other Adobe?</text:p>
          <text:list>
            <text:list-item>
              <text:p text:style-name="P4"><text:bookmark text:name="result_box4"/>Introducción a la arquitectura</text:p>
              <text:list>
                <text:list-item>
                  <text:p text:style-name="P4">Servidores</text:p>
                </text:list-item>
                <text:list-item>
                  <text:p text:style-name="P4">Documentos estructurados</text:p>
                </text:list-item>
              </text:list>
            </text:list-item>
            <text:list-item>
              <text:p text:style-name="P4">Página básica: fotografías y enlaces</text:p>
            </text:list-item>
            <text:list-item>
              <text:p text:style-name="P4">HTML básico</text:p>
            </text:list-item>
          </text:list>
        </text:list-item>
        <text:list-item>
          <text:p text:style-name="P3"><text:span text:style-name="T1">Tema Sies – Avanzada Web</text:span> (50hrs)<text:line-break/>Herramientas: Bluefish, ?</text:p>
          <text:list>
            <text:list-item>
              <text:p text:style-name="P4"><text:bookmark text:name="result_box5"/>Básicos Javascript</text:p>
            </text:list-item>
            <text:list-item>
              <text:p text:style-name="P4">Básico de PHP / Python</text:p>
            </text:list-item>
            <text:list-item>
              <text:p text:style-name="P4">Seguridad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Kent</meta:initial-creator>
    <meta:creation-date>2010-10-16T21:58:22</meta:creation-date>
    <meta:generator>OpenOffice.org/3.2$Linux OpenOffice.org_project/320m12$Build-9483</meta:generator>
    <dc:date>2010-10-19T11:13:32</dc:date>
    <dc:creator>Tom Kent</dc:creator>
    <meta:editing-duration>PT01H33M04S</meta:editing-duration>
    <meta:editing-cycles>3</meta:editing-cycles>
    <meta:document-statistic meta:table-count="0" meta:image-count="0" meta:object-count="0" meta:page-count="2" meta:paragraph-count="70" meta:word-count="370" meta:character-count="2175"/>
  </office:meta>
</office:document-meta>
</file>